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Data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Data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yteArrayDataSourc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Data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DataSourc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DataSource.ByteArrayDataSource( byte [ ] data ,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